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Assertion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value(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value( Matcher &lt; ? super T &gt; matcher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has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isEqualTo(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JsonPathAssertions( WebTestClient . BodyContentSpec spec , String content ,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Assertions.i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i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value( Consumer &lt; T &gt; consumer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Assertions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doesNotHave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value( Consumer &lt; 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Assertions.equals( @ Nullable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Assertions.isNo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i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Assertion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